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WWNum18">
      <style:text-properties officeooo:paragraph-rsid="0012b845"/>
    </style:style>
    <style:style style:name="P2" style:family="paragraph" style:parent-style-name="Standard">
      <loext:graphic-properties draw:fill="solid" draw:fill-color="#d9d9d9"/>
      <style:paragraph-properties fo:line-height="150%" fo:text-align="justify" style:justify-single-word="false" fo:background-color="#d9d9d9"/>
      <style:text-properties officeooo:paragraph-rsid="0012b845"/>
    </style:style>
    <style:style style:name="T1" style:family="text">
      <style:text-properties fo:font-size="12pt" style:font-size-asian="12pt" style:font-name-complex="Calibri" style:font-size-complex="12pt"/>
    </style:style>
    <style:style style:name="T2" style:family="text">
      <style:text-properties fo:font-size="12pt" officeooo:rsid="0012b845" style:font-size-asian="12pt" style:font-name-complex="Calibri" style:font-size-complex="12pt"/>
    </style:style>
    <style:style style:name="T3" style:family="text">
      <style:text-properties fo:font-size="12pt" fo:font-weight="bold" style:font-size-asian="12pt" style:font-weight-asian="bold" style:font-name-complex="Calibri" style:font-size-complex="12pt"/>
    </style:style>
    <style:style style:name="T4" style:family="text">
      <style:text-properties fo:font-size="12pt" fo:font-style="italic" fo:font-weight="bold" style:font-size-asian="12pt" style:font-style-asian="italic" style:font-weight-asian="bold" style:font-name-complex="Calibri" style:font-size-complex="12pt"/>
    </style:style>
    <style:style style:name="T5" style:family="text">
      <style:text-properties fo:font-size="18pt" fo:font-weight="bold" style:font-size-asian="18pt" style:font-weight-asian="bold" style:font-name-complex="Calibri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E. TUGAS</text:span></text:p>
      <text:list xml:id="list3453479249" text:style-name="WWNum18">
        <text:list-item>
          <text:p text:style-name="P1"><text:span text:style-name="T1">Lihat peralatan I/O, character device, yang ada pada system komputer.</text:span></text:p>
        </text:list-item>
        <text:list-item>
          <text:p text:style-name="P1"><text:span text:style-name="T1">Buatlah sub direktori </text:span><text:span text:style-name="T3">januari</text:span><text:span text:style-name="T1">, </text:span><text:span text:style-name="T3">februari</text:span><text:span text:style-name="T1"> dan </text:span><text:span text:style-name="T3">maret</text:span><text:span text:style-name="T1"> sekaligus pada direktori </text:span><text:span text:style-name="T3">latihan5</text:span><text:span text:style-name="T1">. </text:span></text:p>
        </text:list-item>
        <text:list-item>
          <text:p text:style-name="P1"><text:span text:style-name="T1">Buatlah file dataku yang berisi </text:span><text:span text:style-name="T3">nama</text:span><text:span text:style-name="T1">, </text:span><text:span text:style-name="T3">nim</text:span><text:span text:style-name="T1"> dan </text:span><text:span text:style-name="T3">alamat</text:span><text:span text:style-name="T1"> anda pada sub direktori </text:span><text:span text:style-name="T3">januari</text:span><text:span text:style-name="T1"> dan copy-kan file tersebut ke sub direktori </text:span><text:span text:style-name="T3">februari</text:span><text:span text:style-name="T1"> dan </text:span><text:span text:style-name="T3">maret</text:span><text:span text:style-name="T1">. </text:span></text:p>
        </text:list-item>
        <text:list-item>
          <text:p text:style-name="P1"><text:span text:style-name="T1">Ubahlah ijin akses file dataku pada sub direktori januari sehingga </text:span><text:span text:style-name="T3">group</text:span><text:span text:style-name="T1"> dan others dapat melakukan </text:span><text:span text:style-name="T3">write</text:span><text:span text:style-name="T1">. </text:span></text:p>
        </text:list-item>
        <text:list-item>
          <text:p text:style-name="P1"><text:span text:style-name="T1">Ubahlah ijin akses file dataku pada sub direktori pebruari sehingga user dapat melakukan baik </text:span><text:span text:style-name="T3">write</text:span><text:span text:style-name="T1">, </text:span><text:span text:style-name="T3">read</text:span><text:span text:style-name="T1"> maupun </text:span><text:span text:style-name="T3">execute</text:span><text:span text:style-name="T1">, tetapi group dan others hanya bisa read dan execute. </text:span></text:p>
        </text:list-item>
        <text:list-item>
          <text:p text:style-name="P1"><text:span text:style-name="T1">Ubahlah ijin akses file dataku pada sub direktori maret sehingga semua dapat melakukan </text:span><text:span text:style-name="T3">write</text:span><text:span text:style-name="T1">, </text:span><text:span text:style-name="T3">read</text:span><text:span text:style-name="T1"> dan </text:span><text:span text:style-name="T3">execute</text:span><text:span text:style-name="T1">. </text:span></text:p>
        </text:list-item>
        <text:list-item>
          <text:p text:style-name="P1"><text:span text:style-name="T1">Hapuslah direktori </text:span><text:span text:style-name="T3">maret</text:span><text:span text:style-name="T1">. </text:span></text:p>
        </text:list-item>
        <text:list-item>
          <text:p text:style-name="P1"><text:span text:style-name="T1">Ubahkan kepemilikan sub direktori </text:span><text:span text:style-name="T3">februari</text:span><text:span text:style-name="T1"> sehingga </text:span><text:span text:style-name="T3">user</text:span><text:span text:style-name="T1"> dan </text:span><text:span text:style-name="T3">group</text:span><text:span text:style-name="T1"> hanya dapat melakukan </text:span><text:span text:style-name="T3">read</text:span><text:span text:style-name="T1">, dan cobalah untuk membuat direktori baru </text:span><text:span text:style-name="T4">haha</text:span><text:span text:style-name="T1"> pada sub direktori </text:span><text:span text:style-name="T3">februari</text:span><text:span text:style-name="T1">.</text:span></text:p>
        </text:list-item>
        <text:list-item>
          <text:p text:style-name="P1"><text:span text:style-name="T1">Modifikasi </text:span><text:span text:style-name="T3">umask</text:span><text:span text:style-name="T1"> dari file dataku pada sub direktori </text:span><text:span text:style-name="T3">januari</text:span><text:span text:style-name="T1"> menjadi </text:span><text:span text:style-name="T3">027</text:span><text:span text:style-name="T1"> dan berapakan nilai default-nya ? </text:span></text:p>
        </text:list-item>
        <text:list-item>
          <text:p text:style-name="P1"><text:span text:style-name="T1">Buatlah </text:span><text:span text:style-name="T3">link</text:span><text:span text:style-name="T1"> dari file dataku ke file </text:span><text:span text:style-name="T3">dataku.ini</text:span><text:span text:style-name="T1"> dan file </text:span><text:span text:style-name="T3">dataku.juga</text:span><text:span text:style-name="T1"> dan dengan perintah </text:span><text:span text:style-name="T3">list</text:span><text:span text:style-name="T1"> perhatikan berapa </text:span><text:span text:style-name="T3">link</text:span><text:span text:style-name="T1"> yang terjadi ?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6T18:45:32.450402065</meta:creation-date>
    <dc:date>2020-02-26T20:02:05.725310358</dc:date>
    <meta:editing-duration>PT1H6M23S</meta:editing-duration>
    <meta:editing-cycles>1</meta:editing-cycles>
    <meta:document-statistic meta:table-count="0" meta:image-count="0" meta:object-count="0" meta:page-count="1" meta:paragraph-count="11" meta:word-count="181" meta:character-count="1161" meta:non-whitespace-character-count="993"/>
    <meta:generator>LibreOffice/6.3.2.2$Linux_X86_64 LibreOffice_project/30$Build-2</meta:generator>
  </office:meta>
</office:document-meta>
</file>